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Arial, Helvetic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9be2" officeooo:paragraph-rsid="00019be2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paragraph-rsid="0002438f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4cb28" officeooo:paragraph-rsid="0004cb28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606d4" officeooo:paragraph-rsid="000606d4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7438d" officeooo:paragraph-rsid="0007438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88916" officeooo:paragraph-rsid="00088916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88916" officeooo:paragraph-rsid="0009dfec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95fe4" officeooo:paragraph-rsid="00095fe4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e2582" officeooo:paragraph-rsid="000e2582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11fca9" officeooo:paragraph-rsid="0011fca9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4pt" fo:letter-spacing="normal" fo:font-style="normal" fo:font-weight="bold" officeooo:rsid="00088916" officeooo:paragraph-rsid="0008891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4pt" fo:letter-spacing="normal" fo:font-style="normal" fo:font-weight="bold" officeooo:rsid="0009dfec" officeooo:paragraph-rsid="0009dfec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fo:font-weight="normal" officeooo:rsid="000b8c76" officeooo:paragraph-rsid="000b8c76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fo:font-weight="normal" officeooo:rsid="0009dfec" officeooo:paragraph-rsid="0009dfec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fo:font-weight="normal" officeooo:rsid="00095fe4" officeooo:paragraph-rsid="0009dfec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style:text-underline-style="none" fo:font-weight="normal" officeooo:rsid="000e2582" officeooo:paragraph-rsid="000e2582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style:text-underline-style="none" fo:font-weight="normal" officeooo:rsid="000e2582" officeooo:paragraph-rsid="000fd5b0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normal" style:text-underline-style="none" fo:font-weight="normal" officeooo:rsid="000fd5b0" officeooo:paragraph-rsid="000fd5b0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12pt" fo:letter-spacing="normal" fo:font-style="italic" fo:font-weight="normal" officeooo:rsid="00088916" officeooo:paragraph-rsid="0009dfec" style:font-size-asian="12pt" style:font-style-asian="italic" style:font-size-complex="12pt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1c1c1c" style:font-name="Verdana" fo:font-size="15pt" fo:letter-spacing="normal" fo:font-style="normal" style:text-underline-style="solid" style:text-underline-width="auto" style:text-underline-color="font-color" fo:font-weight="bold" officeooo:rsid="0007438d" officeooo:paragraph-rsid="0007438d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1c1c1c" style:font-name="Verdana" fo:font-size="15pt" fo:letter-spacing="normal" fo:font-style="normal" style:text-underline-style="solid" style:text-underline-width="auto" style:text-underline-color="font-color" fo:font-weight="bold" officeooo:rsid="000b8c76" officeooo:paragraph-rsid="000b8c76" style:font-size-asian="15pt" style:font-weight-asian="bold" style:font-size-complex="15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2438f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9.60000038146973pt" fo:letter-spacing="normal" fo:font-style="normal" fo:font-weight="normal" officeooo:rsid="0002438f" officeooo:paragraph-rsid="0002438f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2438f" officeooo:paragraph-rsid="0002438f"/>
    </style:style>
    <style:style style:name="P25" style:family="paragraph" style:parent-style-name="Text_20_body" style:list-style-name="L1">
      <style:paragraph-properties fo:text-align="start" style:justify-single-word="false"/>
      <style:text-properties fo:font-variant="normal" fo:text-transform="none" fo:color="#222222" style:font-name="arial" fo:font-size="9.60000038146973pt" fo:letter-spacing="normal" fo:font-style="normal" fo:font-weight="normal" officeooo:rsid="0002438f" officeooo:paragraph-rsid="0002438f"/>
    </style:style>
    <style:style style:name="P26" style:family="paragraph" style:parent-style-name="Text_20_body" style:list-style-name="L1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paragraph-rsid="0002438f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04cb28" officeooo:paragraph-rsid="0004cb28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1c1c1c" style:font-name="Verdana" fo:font-size="9pt" fo:letter-spacing="normal" fo:font-style="normal" fo:font-weight="normal" officeooo:rsid="0013cc9a" officeooo:paragraph-rsid="0013cc9a"/>
    </style:style>
    <style:style style:name="T1" style:family="text">
      <style:text-properties fo:font-variant="normal" fo:text-transform="none" fo:color="#222222" style:font-name="arial" fo:font-size="9.60000038146973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60000038146973pt" fo:letter-spacing="normal" fo:font-style="normal" fo:font-weight="normal" officeooo:rsid="0002438f"/>
    </style:style>
    <style:style style:name="T3" style:family="text">
      <style:text-properties fo:font-variant="normal" fo:text-transform="none" fo:color="#222222" style:font-name="arial" fo:font-size="9.60000038146973pt" fo:letter-spacing="normal" fo:font-style="normal" fo:font-weight="bold" style:font-weight-asian="bold" style:font-weight-complex="bold"/>
    </style:style>
    <style:style style:name="T4" style:family="text">
      <style:text-properties fo:font-size="12pt" officeooo:rsid="0002438f" style:font-size-asian="10.5pt" style:font-size-complex="12pt"/>
    </style:style>
    <style:style style:name="T5" style:family="text">
      <style:text-properties fo:font-size="12pt" fo:font-weight="bold" officeooo:rsid="0002438f" style:font-size-asian="10.5pt" style:font-weight-asian="bold" style:font-size-complex="12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95fe4" style:font-size-asian="10.5pt" style:font-weight-asian="normal" style:font-size-complex="12pt" style:font-weight-complex="normal"/>
    </style:style>
    <style:style style:name="T8" style:family="text">
      <style:text-properties officeooo:rsid="000606d4"/>
    </style:style>
    <style:style style:name="T9" style:family="text">
      <style:text-properties officeooo:rsid="00088916"/>
    </style:style>
    <style:style style:name="T10" style:family="text">
      <style:text-properties officeooo:rsid="00095fe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9dfec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09dfec" style:font-size-asian="15pt" style:font-weight-asian="bold" style:font-size-complex="15pt" style:font-weight-complex="bold"/>
    </style:style>
    <style:style style:name="T15" style:family="text">
      <style:text-properties officeooo:rsid="000b8c76"/>
    </style:style>
    <style:style style:name="T16" style:family="text">
      <style:text-properties officeooo:rsid="000fd5b0"/>
    </style:style>
    <style:style style:name="T17" style:family="text">
      <style:text-properties officeooo:rsid="00109d99"/>
    </style:style>
    <style:style style:name="T18" style:family="text">
      <style:text-properties fo:font-size="16pt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19" style:family="text">
      <style:text-properties officeooo:rsid="00144d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KYTE</text:p>
      <text:p text:style-name="P1"/>
      <text:list xml:id="list8951320591892201175" text:style-name="L1">
        <text:list-item>
          <text:p text:style-name="P22"><text:span text:style-name="T4">macro envrionnement: </text:span><text:span text:style-name="T5">PESTEL</text:span><text:span text:style-name="T4"> aide à fixer les cadres ( </text:span><text:span text:style-name="T1">Politique, Economique, Sociologique, Technologique, Ecologique, Légal </text:span><text:span text:style-name="T2">)</text:span></text:p>
        </text:list-item>
        <text:list-item>
          <text:p text:style-name="P23">7 points clés max</text:p>
        </text:list-item>
        <text:list-item>
          <text:p text:style-name="P24"><text:span text:style-name="T1">Analyse de l’industrie: </text:span><text:span text:style-name="T3">forces de Porter</text:span><text:span text:style-name="T1"> ( 5+1 ): regarder l’industrie sur laquelle se situe le projet ( difficile à cartographier si industrie jeune )</text:span></text:p>
          <text:p text:style-name="P23"/>
          <text:list>
            <text:list-item>
              <text:p text:style-name="P25">Intensité de la concurrence</text:p>
            </text:list-item>
            <text:list-item>
              <text:p text:style-name="P26">Nouveaux entrants</text:p>
            </text:list-item>
            <text:list-item>
              <text:p text:style-name="P26">Pouvoir de négociation des clients</text:p>
            </text:list-item>
            <text:list-item>
              <text:p text:style-name="P26">Pouvoir de négociation des fournisseurs</text:p>
            </text:list-item>
            <text:list-item>
              <text:p text:style-name="P26">Produits de substitution</text:p>
            </text:list-item>
          </text:list>
        </text:list-item>
      </text:list>
      <text:p text:style-name="P2"/>
      <text:p text:style-name="P2"/>
      <text:p text:style-name="P3">EDF peut être <text:span text:style-name="T8">pas heureux avec spyboat : à contacter ( service innovation )</text:span></text:p>
      <text:p text:style-name="P3"/>
      <text:p text:style-name="P28"><text:span text:style-name="T18">Théorie C-K:</text:span> </text:p>
      <text:p text:style-name="P28"><text:tab/>-map les connaissances et les concepts</text:p>
      <text:p text:style-name="P28">Méthode :</text:p>
      <text:p text:style-name="P28"><text:tab/>-mapper ses connaissances</text:p>
      <text:p text:style-name="P28"><text:tab/>-partitioner les concepts </text:p>
      <text:p text:style-name="P28"><text:tab/>-faire du forcing sur des « crazy concepts »</text:p>
      <text:p text:style-name="P28"><text:tab/>-identifier connaissances à acquérir</text:p>
      <text:p text:style-name="P28"><text:tab/>-formuler stratégie d’exploration prudentielle</text:p>
      <text:p text:style-name="P28"><text:tab/>-<text:span text:style-name="T19">piloter l’exploration</text:span></text:p>
      <text:p text:style-name="P28"><text:tab/>-<text:span text:style-name="T19">designer le bon MVP(minimum viable product) </text:span></text:p>
      <text:p text:style-name="P28"/>
      <text:p text:style-name="P3"/>
      <text:p text:style-name="P3">Def digues/berges/ dimentionnement</text:p>
      <text:p text:style-name="P3">Que faut il faire lors de l’inspection ?</text:p>
      <text:p text:style-name="P3">Combien de personnes s’en occupent ?</text:p>
      <text:p text:style-name="P3">Y a t’il des berges non controlées / qu’est ce qu’une berge non controllée ?</text:p>
      <text:p text:style-name="P3">(innondation camargue )</text:p>
      <text:p text:style-name="P3">Que font les nééerlandais avec leurs canaux ? Client type : hollandais</text:p>
      <text:p text:style-name="P4">Voies navigables de France / Ports ( Rouen / le Havre ) : que surveiller ? Quelle organisation pour s’assurer du bon état ? Visite sur place, nbr d’interventions, temps passé, sujets invisibles.</text:p>
      <text:p text:style-name="P4"/>
      <text:p text:style-name="P4"/>
      <text:p text:style-name="P20"><text:soft-page-break/>PORT <text:span text:style-name="T9">de Rouen</text:span>:</text:p>
      <text:p text:style-name="P20"/>
      <text:p text:style-name="P5">Que faut il inspecter / fréquence / coût ?</text:p>
      <text:p text:style-name="P5">Qui répond à ces appels d’offres ?</text:p>
      <text:p text:style-name="P5"/>
      <text:p text:style-name="P4"/>
      <text:p text:style-name="P4"/>
      <text:p text:style-name="P11">Pole mécanique: <text:span text:style-name="T7">( inspection bateaux )</text:span></text:p>
      <text:p text:style-name="P12"><text:span text:style-name="T7">2 </text:span><text:span text:style-name="T6">types d’inspection :</text:span></text:p>
      <text:p text:style-name="P12"><text:span text:style-name="T6"><text:tab/>-mise à sec : </text:span><text:span text:style-name="T7">I</text:span><text:span text:style-name="T6">nspection visuelle + mesure de l’épaisseur de la coque</text:span></text:p>
      <text:p text:style-name="P14"><text:tab/>-plongeurs pour examen préalable/ pb de propulsion</text:p>
      <text:p text:style-name="P15"><text:tab/><text:tab/><text:tab/></text:p>
      <text:p text:style-name="P7">-solicités par <text:span text:style-name="T12">proprios </text:span>bateaux/ jai telle panne </text:p>
      <text:p text:style-name="P7">-sinon <text:span text:style-name="T12">proprio peut être </text:span>lié <text:span text:style-name="T12">à une</text:span> certif par boite « véritas dunkerque » ou « affaires maritime » ( 10 ans ) papier de classe</text:p>
      <text:p text:style-name="P6">-visite d’inspection ( visuelle, mesure d’épaisseur ) / sec ou plongeur</text:p>
      <text:p text:style-name="P6">-mise à sec de la coque / dock flottant</text:p>
      <text:p text:style-name="P6">-si pb de propulsion ( filet dans l’hélices )→ inspection visuelle plongeur ( assez rare ), solicités lors de dégats réels</text:p>
      <text:p text:style-name="P6"/>
      <text:p text:style-name="P6">à contacter <text:span text:style-name="T11">snsm</text:span>: sécu navale / cabinets d‘experts maritimes</text:p>
      <text:p text:style-name="P6"/>
      <text:p text:style-name="P6"/>
      <text:p text:style-name="P6"/>
      <text:p text:style-name="P8"><text:span text:style-name="T14">Pôle </text:span><text:span text:style-name="T13">SCAM : </text:span><text:span text:style-name="T14">bathymétrie</text:span> </text:p>
      <text:p text:style-name="P19"><text:span text:style-name="T10">port rouen / </text:span>0235525456 standart : patrice tournier chef service SCAM</text:p>
      <text:p text:style-name="P13">Actuellement : données bathymétriques collectées via deux bateaux avec sondeurs multispectraux embarqués. </text:p>
      <text:p text:style-name="P13">Fréquence : toutes les semaines pour les zones où ça évolue le plus ( embouchure ), tous les 6 mois pour zones qui évoluent le moins. Certaines zones vasières jamais inspectées. Une fois par an inspection de présence d’objets dans toutes les zones.</text:p>
      <text:p text:style-name="P13">Problème : zones de profondeur &lt; 2m.</text:p>
      <text:p text:style-name="P13">Proposition : s’occuper des zones de faible profondeur</text:p>
      <text:p text:style-name="P13"/>
      <text:p text:style-name="P8"><text:soft-page-break/>-sondeurs multifaisceaux ( modèle : r2 sonic 122/ ex sondeur em3000 )( évolution sédimentaire ) levés hebdomadaires ( pour zones plus <text:span text:style-name="T12">mouvantes</text:span> )</text:p>
      <text:p text:style-name="P8">6 mois ( zones ) 1,3m tirant d’eau vedette</text:p>
      <text:p text:style-name="P8">-barre embouchures : max sédiments : chaque semaine</text:p>
      <text:p text:style-name="P8">dans le chenal – sédi 6 mois</text:p>
      <text:p text:style-name="P8"/>
      <text:p text:style-name="P8">vérif objet tous les ans</text:p>
      <text:p text:style-name="P8"/>
      <text:p text:style-name="P8">drone: zone à très petit fond 2m / sans trafic portuaire. Aller lever pied d’un talus</text:p>
      <text:p text:style-name="P8">parties vasières, banquettes latérales du chenal</text:p>
      <text:p text:style-name="P8">topographie laser raccordées avec données</text:p>
      <text:p text:style-name="P8">pour le moment a marée haute ( marnage 3.5m )</text:p>
      <text:p text:style-name="P8"/>
      <text:p text:style-name="P8">prestation location: pas de suite <text:span text:style-name="T15">de la part spyboat</text:span></text:p>
      <text:p text:style-name="P8"/>
      <text:p text:style-name="P8"/>
      <text:p text:style-name="P21">Port du Havre :</text:p>
      <text:p text:style-name="P18">Possède ses propres méthodes d’inspection.</text:p>
      <text:p text:style-name="P16"/>
      <text:p text:style-name="P16">methode actuelle:</text:p>
      <text:p text:style-name="P17">« greph estuaires » font appel à un drone ( tt petite zone de stockage de graves déservis au large )</text:p>
      <text:p text:style-name="P17">-<text:span text:style-name="T16">Port du Havre propose</text:span> des prestations <text:span text:style-name="T16">d’inspection à des externes</text:span></text:p>
      <text:p text:style-name="P16">-port de plaisance ( 2 ports : bassins fermés derrières ecluses et pont + bassins fermés, cher de passer bateau ) → difficulté bateaux très resserés. Geré par la cci ou ville du havre. Havre fort <text:s/>taux envasement ( ont leur propre drague )</text:p>
      <text:p text:style-name="P16">-bassins bateaux de courses jacques bavre ( clients du port du havre )</text:p>
      <text:p text:style-name="P16">-port du havre ne prend pas dexté pour garder totale responsabilité de ses mesures</text:p>
      <text:p text:style-name="P16">-contacter les villes ( bassins intérieurs leur appartiennent )</text:p>
      <text:p text:style-name="P16"/>
      <text:p text:style-name="P16"/>
      <text:p text:style-name="P16">3 ports  <text:s text:c="5"/>:-contenaire ( port 2000 )</text:p>
      <text:p text:style-name="P16"><text:tab/><text:tab/>-plus nord, petrolier (antichair)</text:p>
      <text:p text:style-name="P16"><text:tab/><text:tab/>-port ancien, contenaire, minéralier, pétrole</text:p>
      <text:p text:style-name="P16"><text:soft-page-break/>-milliers d’hectares ( 2300 ha, 20 km de chenaux en mer <text:span text:style-name="T17">)</text:span></text:p>
      <text:p text:style-name="P16">-surveillance de vasière dans l’estuaire ( <text:span text:style-name="T17">digues étendues sur 60km / </text:span>lidar aéroporté prestataire, hélico drone pas résolution )</text:p>
      <text:p text:style-name="P16"/>
      <text:p text:style-name="P16">-drone : subtop en loue un</text:p>
      <text:p text:style-name="P16">-pas utilisé car une partie mer / partie bassin. Vedette 15m, multifaisceau, centrale inertielle sonar latéral 900khz haute résoi ( sédimento / identification d’épaves, de voitures, 150° ouverture ) </text:p>
      <text:p text:style-name="P16">-sondeur ancetre résonay 1101 ( 511 faisceaux de 1.5 par 1.8, 150° d‘ouverture )</text:p>
      <text:p text:style-name="P16">- aquisition sondeur haute réso ( 20:40 conspberg, d50t réson )</text:p>
      <text:p text:style-name="P16">-2017 couplé à laser dynamique inspection ouvrages</text:p>
      <text:p text:style-name="P16"/>
      <text:p text:style-name="P16">pas de loc sauf inspection ouvrages</text:p>
      <text:p text:style-name="P16">pas de loc car havre 100%n responsable bateau entrants</text:p>
      <text:p text:style-name="P16"/>
      <text:p text:style-name="P9">marseille dunkerque pareil</text:p>
      <text:p text:style-name="P9"/>
      <text:p text:style-name="P9">-cout horaire 500/600 e ttravaillent 5/7 7h/j 4 semaines d’arrêt ( aquisition + diffusion / traitement, aquisition...)</text:p>
      <text:p text:style-name="P9">-compo équipe coute cher 7 personnes</text:p>
      <text:p text:style-name="P9"/>
      <text:p text:style-name="P9">ronan chubel grand port maritime du havre respo cellule hydrographique</text:p>
      <text:p text:style-name="P9"/>
      <text:p text:style-name="P10">GO agences de bassins ( bassins agriculture, un seul normandie paris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Arial, Helvetic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9:27:32.215107214</meta:creation-date>
    <dc:date>2016-12-07T12:01:36.313626050</dc:date>
    <meta:editing-duration>PT1H54M1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84" meta:word-count="823" meta:character-count="4982" meta:non-whitespace-character-count="4218"/>
  </office:meta>
</office:document-meta>
</file>